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cc26" officeooo:paragraph-rsid="001fcc26"/>
    </style:style>
    <style:style style:name="P2" style:family="paragraph" style:parent-style-name="Standard">
      <style:text-properties officeooo:rsid="00210ad6" officeooo:paragraph-rsid="00210ad6"/>
    </style:style>
    <style:style style:name="P3" style:family="paragraph" style:parent-style-name="Standard">
      <style:text-properties officeooo:rsid="00210ad6" officeooo:paragraph-rsid="00210ad6"/>
    </style:style>
    <style:style style:name="P4" style:family="paragraph" style:parent-style-name="Standard">
      <style:text-properties officeooo:rsid="002453df" officeooo:paragraph-rsid="002453df"/>
    </style:style>
    <style:style style:name="P5" style:family="paragraph" style:parent-style-name="Standard">
      <style:text-properties officeooo:rsid="001fcc26" officeooo:paragraph-rsid="001fcc26"/>
    </style:style>
    <style:style style:name="P6" style:family="paragraph" style:parent-style-name="Standard">
      <style:text-properties officeooo:rsid="002729c7" officeooo:paragraph-rsid="002729c7"/>
    </style:style>
    <style:style style:name="P7" style:family="paragraph" style:parent-style-name="Standard">
      <style:text-properties officeooo:rsid="002729c7" officeooo:paragraph-rsid="002a5b83"/>
    </style:style>
    <style:style style:name="P8" style:family="paragraph" style:parent-style-name="Standard">
      <style:text-properties officeooo:rsid="002a5b83" officeooo:paragraph-rsid="002a5b83"/>
    </style:style>
    <style:style style:name="P9" style:family="paragraph" style:parent-style-name="Standard">
      <style:text-properties officeooo:rsid="002b72b3" officeooo:paragraph-rsid="002b72b3"/>
    </style:style>
    <style:style style:name="P10" style:family="paragraph" style:parent-style-name="Standard">
      <style:text-properties fo:font-weight="bold" officeooo:rsid="002b72b3" officeooo:paragraph-rsid="002b72b3" style:font-weight-asian="bold" style:font-weight-complex="bold"/>
    </style:style>
    <style:style style:name="P11" style:family="paragraph" style:parent-style-name="Standard">
      <style:text-properties fo:font-weight="bold" officeooo:rsid="002a5b83" officeooo:paragraph-rsid="002a5b83" style:font-weight-asian="bold" style:font-weight-complex="bold"/>
    </style:style>
    <style:style style:name="P12" style:family="paragraph" style:parent-style-name="Standard">
      <style:text-properties fo:font-weight="bold" officeooo:rsid="002729c7" officeooo:paragraph-rsid="002729c7" style:font-weight-asian="bold" style:font-weight-complex="bold"/>
    </style:style>
    <style:style style:name="P13" style:family="paragraph" style:parent-style-name="Standard">
      <style:text-properties fo:font-weight="bold" officeooo:rsid="001fcc26" officeooo:paragraph-rsid="001fcc26" style:font-weight-asian="bold" style:font-weight-complex="bold"/>
    </style:style>
    <style:style style:name="P14" style:family="paragraph" style:parent-style-name="Standard">
      <style:text-properties fo:font-weight="bold" officeooo:rsid="002453df" officeooo:paragraph-rsid="002453df" style:font-weight-asian="bold" style:font-weight-complex="bold"/>
    </style:style>
    <style:style style:name="P15" style:family="paragraph" style:parent-style-name="Standard">
      <style:text-properties fo:font-weight="bold" officeooo:rsid="002da047" officeooo:paragraph-rsid="002da047" style:font-weight-asian="bold" style:font-weight-complex="bold"/>
    </style:style>
    <style:style style:name="P16" style:family="paragraph" style:parent-style-name="Standard">
      <style:text-properties fo:font-weight="bold" officeooo:rsid="002ea992" officeooo:paragraph-rsid="002ea992" style:font-weight-asian="bold" style:font-weight-complex="bold"/>
    </style:style>
    <style:style style:name="P17" style:family="paragraph" style:parent-style-name="Standard">
      <style:text-properties officeooo:paragraph-rsid="002b72b3"/>
    </style:style>
    <style:style style:name="P18" style:family="paragraph" style:parent-style-name="Standard">
      <style:text-properties style:font-name="Liberation Serif" fo:font-size="12pt" officeooo:rsid="002b72b3" officeooo:paragraph-rsid="002b72b3" style:font-size-asian="12pt" style:font-size-complex="12pt"/>
    </style:style>
    <style:style style:name="P19" style:family="paragraph" style:parent-style-name="Standard">
      <style:text-properties officeooo:paragraph-rsid="002cf341"/>
    </style:style>
    <style:style style:name="P20" style:family="paragraph" style:parent-style-name="Standard">
      <style:text-properties fo:font-weight="normal" officeooo:rsid="002da047" officeooo:paragraph-rsid="002da047" style:font-weight-asian="normal" style:font-weight-complex="normal"/>
    </style:style>
    <style:style style:name="T1" style:family="text">
      <style:text-properties officeooo:rsid="00210ad6"/>
    </style:style>
    <style:style style:name="T2" style:family="text">
      <style:text-properties officeooo:rsid="00227a40"/>
    </style:style>
    <style:style style:name="T3" style:family="text">
      <style:text-properties officeooo:rsid="002453df"/>
    </style:style>
    <style:style style:name="T4" style:family="text">
      <style:text-properties officeooo:rsid="00259f38"/>
    </style:style>
    <style:style style:name="T5" style:family="text">
      <style:text-properties officeooo:rsid="002a5b83"/>
    </style:style>
    <style:style style:name="T6" style:family="text">
      <style:text-properties fo:font-weight="normal" style:font-weight-asian="normal" style:font-weight-complex="normal"/>
    </style:style>
    <style:style style:name="T7" style:family="text">
      <style:text-properties fo:font-weight="normal" officeooo:rsid="0030bca8" style:font-weight-asian="normal" style:font-weight-complex="normal"/>
    </style:style>
    <style:style style:name="T8"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in" loext:border="none"/>
    </style:style>
    <style:style style:name="T9" style:family="text">
      <style:text-properties fo:font-variant="normal" fo:text-transform="none" fo:color="#000000" style:font-name="Liberation Serif" fo:font-size="12pt" fo:letter-spacing="normal" fo:font-style="normal" fo:font-weight="normal" officeooo:rsid="002cab1e" fo:background-color="#ffffff" loext:char-shading-value="0" style:font-size-asian="12pt" style:font-size-complex="12pt" loext:padding="0in" loext:border="none"/>
    </style:style>
    <style:style style:name="T10" style:family="text">
      <style:text-properties fo:font-variant="normal" fo:text-transform="none" fo:color="#000000" style:font-name="Liberation Serif" fo:font-size="12pt" fo:letter-spacing="normal" fo:font-style="normal" fo:font-weight="normal" officeooo:rsid="002cf341" fo:background-color="#ffffff" loext:char-shading-value="0" style:font-size-asian="12pt" style:font-size-complex="12pt" loext:padding="0in" loext:border="none"/>
    </style:style>
    <style:style style:name="T11" style:family="text">
      <style:text-properties style:font-name="Liberation Serif" fo:font-size="12pt" officeooo:rsid="002b72b3" style:font-size-asian="12pt" style:font-size-complex="12pt"/>
    </style:style>
    <style:style style:name="T12" style:family="text">
      <style:text-properties style:font-name="Liberation Serif" fo:font-size="12pt" officeooo:rsid="002cab1e" style:font-size-asian="12pt" style:font-size-complex="12pt"/>
    </style:style>
    <style:style style:name="T13" style:family="text">
      <style:text-properties officeooo:rsid="002cab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ct Description:</text:p>
      <text:p text:style-name="P12"/>
      <text:p text:style-name="P7">My project <text:span text:style-name="T5">goal was</text:span> to discover if there is any correlation between <text:span text:style-name="T5">restaurant</text:span> inspection <text:span text:style-name="T5">score</text:span> and <text:span text:style-name="T5">the weather on the day of corresponding inspections</text:span>. I hop<text:span text:style-name="T5">ed</text:span> to see if <text:span text:style-name="T5">restaurant</text:span> inspection scores can be correlated with <text:span text:style-name="T5">any aspect of weather provided by NOAA</text:span>. </text:p>
      <text:p text:style-name="P7">My sources contain<text:span text:style-name="T5">ed</text:span> data on food inspection score <text:span text:style-name="T5">and date</text:span>, restaurant <text:span text:style-name="T5">name and</text:span> type<text:span text:style-name="T5">s</text:span>, and <text:span text:style-name="T5">data for</text:span> <text:span text:style-name="T5">many different aspects of weather including wind speeds, temperature, precipitation, and date</text:span>.</text:p>
      <text:p text:style-name="P7"><text:span text:style-name="T5">My</text:span> analysis compare<text:span text:style-name="T5">d</text:span> <text:span text:style-name="T5">individual</text:span> restaurant <text:span text:style-name="T5">inspections</text:span> against average <text:span text:style-name="T5">high temperature readings for the day of the inspection</text:span>.</text:p>
      <text:p text:style-name="P7"/>
      <text:p text:style-name="P7"/>
      <text:p text:style-name="P7"/>
      <text:p text:style-name="P10">Datasources:</text:p>
      <text:p text:style-name="P18"/>
      <text:p text:style-name="P17"><text:span text:style-name="T11">Data on restaurants was downloadable from data.world, courtesy of user “ssaudz” (</text:span><text:a xlink:type="simple" xlink:href="https://data.world/ssaudz/1000-austin-restaurants" text:style-name="Internet_20_link" text:visited-style-name="Visited_20_Internet_20_Link"><text:span text:style-name="Source_20_Text"><text:span text:style-name="T8">https://data.world/ssaudz/1000-austin-restaurants</text:span></text:span></text:a><text:span text:style-name="Source_20_Text"><text:span text:style-name="T9">). </text:span></text:span><text:span text:style-name="Source_20_Text"><text:span text:style-name="T10">Per ssaudz’s description, the data was collected from Yelp. The biggest challenge with this data was processing the ‘Category’ and ‘Sub Category’ data after I had decided to treat them as equivalent information and to structure ‘Type’ as an entity separate from ‘Restaurant’. I discuss my resolution to the ‘Type’ issue below in the “Challenges” section of this report.</text:span></text:span></text:p>
      <text:p text:style-name="P9"/>
      <text:p text:style-name="P9">&lt;screencap for restaurant data goes here&gt;</text:p>
      <text:p text:style-name="P9"/>
      <text:p text:style-name="P9"/>
      <text:p text:style-name="P17"><text:span text:style-name="T11">Data on inspections was retrieved through the City of Austin’s open data website (</text:span><text:a xlink:type="simple" xlink:href="https://data.austintexas.gov/Health-and-Community-Services/Food-Establishment-Inspection-Scores/ecmv-9xxi" text:style-name="Internet_20_link" text:visited-style-name="Visited_20_Internet_20_Link"><text:span text:style-name="Source_20_Text"><text:span text:style-name="T8">https://data.austintexas.gov/Health-and-Community-Services/Food-Establishment-Inspection-Scores/ecmv-9xxi</text:span></text:span></text:a><text:span text:style-name="T11">). This data was fairly manageable especially considering that I did not need to deal with the ‘Address’ field. The biggest challenges with this data were processing the dates as they were not in proper date format, and replacing the ‘Restaurant Name’ field with the correct ‘id’ from the ‘restaurants’ table.</text:span></text:p>
      <text:p text:style-name="P17"><text:span text:style-name="T11"/></text:p>
      <text:p text:style-name="P9">&lt;screencap for inspection data goes here&gt;</text:p>
      <text:p text:style-name="P9"/>
      <text:p text:style-name="P9"/>
      <text:p text:style-name="P19"><text:span text:style-name="T11">Data on weather unfortunately involved some manual components as data is available only by request through NOAA’s Climate Data Online portal (</text:span><text:span text:style-name="Source_20_Text"><text:span text:style-name="T8">https://www.ncdc.noaa.gov/cdo-web/</text:span></text:span><text:span text:style-name="T12">)</text:span><text:span text:style-name="T13">. Once this request is made and the order is filled it is sent to the user’s email as a CSV at which point it could be downloaded for processing. The other tedious aspect of the weather data was mapping the weather codes to human-readable values. To do this I had to find the data mapping document for the type of reports I had been served. I decided to implement the mapping through parameters in SQL as opposed to a separate mapping dictionary because it was a single-use mapping and could be referenced via the SQL query. The final challenges with this data were determining the data types of each field as well as which fields were actually populated in the data. I resolved this by using control logic to determine data types and frequency of use and then converting and inserting the data based on my findings.</text:span></text:p>
      <text:p text:style-name="P9"/>
      <text:p text:style-name="P9">&lt;screencap for weather report data goes here&gt;</text:p>
      <text:p text:style-name="P6"/>
      <text:p text:style-name="P6"/>
      <text:p text:style-name="P6"/>
      <text:p text:style-name="P12"><text:soft-page-break/>Analysis Output:</text:p>
      <text:p text:style-name="P12"/>
      <text:p text:style-name="P6">My analysis, comparing the mean of observed high temperatures in Austin weather stations against the inspection scores of inspections which occurred on those days, seems to show no correlation. The temperature on the day that an inspection occurs seems to have no impact on the score of that inspection.</text:p>
      <text:p text:style-name="P6"/>
      <text:p text:style-name="P8">&lt;graph image here&gt;</text:p>
      <text:p text:style-name="P1"/>
      <text:p text:style-name="P1"/>
      <text:p text:style-name="P1"/>
      <text:p text:style-name="P13">Challenges:</text:p>
      <text:p text:style-name="P13"/>
      <text:p text:style-name="P1">The most challenging aspect of my data wrangling workflow was restructuring the type data for restaurants given how it was provided. </text:p>
      <text:p text:style-name="P1">As provided, restaurant type information was in two separate columns (‘Category’ and ‘Sub Category’) <text:s/>as part of the CSV with all restaurant data. Due to the lack of <text:span text:style-name="T1">a</text:span> definition for <text:span text:style-name="T1">the relationship between</text:span> ‘Category’ and ‘Sub Category’, I decided that it would be best to <text:span text:style-name="T1">treat both column values as an equivalent ‘Type’ entity.</text:span></text:p>
      <text:p text:style-name="P2">From this decision I reasoned that <text:span text:style-name="T3">a</text:span> ‘<text:span text:style-name="T2">R</text:span>estaurant’ could have multiple ‘types’ and that each ‘<text:span text:style-name="T3">T</text:span>ype’ could potentially apply to many different restaurants <text:span text:style-name="T2">and would thus need a simple association table to represent this information</text:span>.</text:p>
      <text:p text:style-name="P2">At this point, using python, I had to read the restaurants CSV for ‘type’ values, create a unique list of dictionaries, and upload that list of dictionaries into the MySQL table I created for ‘type’ information. <text:span text:style-name="T2">Finally, this allowed me to create the ‘restaurants_types’</text:span> <text:span text:style-name="T2">table </text:span>using <text:span text:style-name="T2">the</text:span> names and ids <text:span text:style-name="T2">from ‘restaurants’</text:span> <text:span text:style-name="T2">and the types and ids from ‘types’.</text:span></text:p>
      <text:p text:style-name="P2"/>
      <text:p text:style-name="P2"/>
      <text:p text:style-name="P2"/>
      <text:p text:style-name="P15">Workflow:</text:p>
      <text:p text:style-name="P15"><text:span text:style-name="T6"/></text:p>
      <text:p text:style-name="P16"><text:span text:style-name="T6">Workflow description from desktop</text:span></text:p>
      <text:p text:style-name="P15"><text:span text:style-name="T6"/></text:p>
      <text:p text:style-name="P15"><text:span text:style-name="T6">&lt;</text:span><text:span text:style-name="T7">w</text:span><text:span text:style-name="T6">orkflow image goes here&gt;</text:span></text:p>
      <text:p text:style-name="P15"><text:span text:style-name="T6"/></text:p>
      <text:p text:style-name="P15"><text:span text:style-name="T6"/></text:p>
      <text:p text:style-name="P15"><text:span text:style-name="T6"/></text:p>
      <text:p text:style-name="P15">Database Design:</text:p>
      <text:p text:style-name="P14"/>
      <text:p text:style-name="P20">My database design is fairly straightforward with the exception of the representation of the ‘Day’ entity. Because the date is not a natural attribute of an inspection, I represented it as an entity which ‘Inspection’ belongs to. Likewise the date is not a natural attribute of the weather and I represented ‘Weather Report’ as an entity which ‘Day’ belongs to. Ultimately however I decided that it would be more natural for table structure and manipulation to make date an attribute of each type of data and represent this relationship via a simple association table as if they had a direct many-to-many relationship while in reality these types are related through the concept of a day.</text:p>
      <text:p text:style-name="P20"/>
      <text:p text:style-name="P20">&lt;ER image goes here&gt;</text:p>
      <text:p text:style-name="P20"/>
      <text:p text:style-name="P20"><text:soft-page-break/>&lt;Table Sketch goes here&gt;</text:p>
      <text:p text:style-name="P14"/>
      <text:p text:style-name="P14"/>
      <text:p text:style-name="P14"/>
      <text:p text:style-name="P14">Analysis Journal:</text:p>
      <text:p text:style-name="P14"/>
      <text:p text:style-name="P4">For my analysis I used Excel. It did not take long to figure out how to import my analysis data into Excel as we had gone over that process in class. Likewise, I was able to select the two columns that I desired to plot and create a basic scatter plot fairly easily after having learned this technique in class and practiced it for an assignment. The last aspect of learning my analysis tool was to <text:span text:style-name="T4">figure out how to properly edit my plot’s design elements including titling. This I accomplished by an internet search which displayed the directions for finding the relevant menu in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7:04:16.982000000</meta:creation-date>
    <dc:date>2019-05-08T21:00:21.976000000</dc:date>
    <meta:editing-duration>PT8H6M9S</meta:editing-duration>
    <meta:editing-cycles>10</meta:editing-cycles>
    <meta:generator>LibreOffice/6.1.1.2$Windows_X86_64 LibreOffice_project/5d19a1bfa650b796764388cd8b33a5af1f5baa1b</meta:generator>
    <meta:document-statistic meta:table-count="0" meta:image-count="0" meta:object-count="0" meta:page-count="3" meta:paragraph-count="28" meta:word-count="883" meta:character-count="5558" meta:non-whitespace-character-count="4700"/>
  </office:meta>
</office:document-meta>
</file>